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meImpl.setRenderersConfig( RenderersConfigImpl renderers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get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setFallback( ThemeImpl f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getRe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setFallbackName( String fallba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getFallback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getFallbac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getRenderersConfig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setDisplayName( String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setResourcePath( String resourc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getDeprecat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getRenderer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Impl.resolveRendererConfig( RenderersConfig rendererConfigFromTobagoConfi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hemeImpl.resolveFallback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hemeImpl.setDeprecatedName( String deprecat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